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5">
      <style:text-properties fo:font-size="14pt" style:font-size-asian="14pt" style:font-size-complex="14pt"/>
    </style:style>
    <style:style style:name="P2" style:family="paragraph" style:parent-style-name="Standard" style:list-style-name="L5"/>
    <style:style style:name="P3"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6"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7"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8"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9"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10"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11"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12"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13" style:family="paragraph" style:parent-style-name="Standard" style:list-style-name="L10">
      <style:text-properties style:font-name="Times New Roman" fo:font-size="14pt" fo:language="de" fo:country="DE" style:text-underline-style="none" fo:font-weight="normal" style:font-size-asian="14pt" style:font-weight-asian="normal" style:font-size-complex="14pt" style:font-weight-complex="normal"/>
    </style:style>
    <style:style style:name="P14"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15" style:family="paragraph" style:parent-style-name="Standard" style:list-style-name="L13">
      <style:text-properties style:font-name="Times New Roman" fo:font-size="14pt" fo:language="de" fo:country="DE" style:text-underline-style="none" fo:font-weight="normal" style:font-size-asian="14pt" style:font-weight-asian="normal" style:font-size-complex="14pt" style:font-weight-complex="normal"/>
    </style:style>
    <style:style style:name="P16" style:family="paragraph" style:parent-style-name="Standard" style:list-style-name="L14">
      <style:text-properties style:font-name="Times New Roman" fo:font-size="14pt" fo:language="de" fo:country="DE" style:text-underline-style="none" fo:font-weight="normal" style:font-size-asian="14pt" style:font-weight-asian="normal" style:font-size-complex="14pt" style:font-weight-complex="normal"/>
    </style:style>
    <style:style style:name="P17" style:family="paragraph" style:parent-style-name="Standard" style:list-style-name="L1">
      <style:text-properties style:font-name="Times New Roman" fo:font-size="14pt" fo:language="de" fo:country="DE" style:font-size-asian="14pt" style:font-size-complex="14pt"/>
    </style:style>
    <style:style style:name="P18"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19"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list-style-name="L11">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3"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4"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5" style:family="paragraph" style:parent-style-name="Standard" style:list-style-name="L11">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6" style:family="paragraph" style:parent-style-name="Standard" style:list-style-name="L5">
      <style:text-properties style:font-name="Times New Roman" fo:font-size="14pt" style:font-size-asian="14pt" style:font-size-complex="14pt"/>
    </style:style>
    <style:style style:name="P27" style:family="paragraph" style:parent-style-name="Standard" style:list-style-name="L22">
      <style:text-properties style:font-name="Times New Roman" fo:font-size="14pt" style:font-size-asian="14pt" style:font-size-complex="14pt"/>
    </style:style>
    <style:style style:name="P28" style:family="paragraph" style:parent-style-name="Standard">
      <style:text-properties style:font-name="Times New Roman" fo:font-size="14pt" fo:font-weight="normal" style:font-size-asian="14pt" style:font-weight-asian="normal" style:font-size-complex="14pt" style:font-weight-complex="normal"/>
    </style:style>
    <style:style style:name="P29" style:family="paragraph" style:parent-style-name="Standard" style:list-style-name="L5">
      <style:text-properties style:font-name="Times New Roman" fo:font-size="14pt" fo:font-weight="normal" style:font-size-asian="14pt" style:font-weight-asian="normal" style:font-size-complex="14pt" style:font-weight-complex="normal"/>
    </style:style>
    <style:style style:name="P30" style:family="paragraph" style:parent-style-name="Standard" style:list-style-name="L22">
      <style:text-properties style:font-name="Times New Roman" fo:font-size="14pt" fo:font-weight="normal" style:font-size-asian="14pt" style:font-weight-asian="normal" style:font-size-complex="14pt" style:font-weight-complex="normal"/>
    </style:style>
    <style:style style:name="P31"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2"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33"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padding="0.074cm" fo:border-left="none" fo:border-right="none" fo:border-top="none" fo:border-bottom="0.035cm solid #000000" style:join-border="false"/>
      <style:text-properties style:font-name="Times New Roman" fo:font-size="14pt" fo:language="de" fo:country="DE" style:text-underline-style="none" fo:font-weight="bold" style:font-size-asian="14pt" style:font-weight-asian="bold" style:font-size-complex="14pt" style:font-weight-complex="bold"/>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language="de" fo:country="DE" fo:font-style="normal" style:text-underline-style="none" style:font-style-asian="normal" style:font-style-complex="normal"/>
    </style:style>
    <style:style style:name="T12" style:family="text">
      <style:text-properties fo:language="de" fo:country="DE" fo:font-style="normal" style:text-underline-style="none" fo:font-weight="normal" style:font-style-asian="normal" style:font-weight-asian="normal" style:font-style-complex="normal" style:font-weight-complex="normal"/>
    </style:style>
    <style:style style:name="T13" style:family="text">
      <style:text-properties fo:language="de" fo:country="DE" fo:font-style="normal" style:text-underline-style="none" fo:font-weight="bold" style:font-style-asian="normal" style:font-weight-asian="bold" style:font-style-complex="normal" style:font-weight-complex="bold"/>
    </style:style>
    <style:style style:name="T14" style:family="text">
      <style:text-properties fo:language="de" fo:country="DE" style:text-underline-style="none"/>
    </style:style>
    <style:style style:name="T15" style:family="text">
      <style:text-properties fo:language="de" fo:country="DE" style:text-underline-style="none" fo:font-weight="normal" style:font-weight-asian="normal" style:font-weight-complex="normal"/>
    </style:style>
    <style:style style:name="T16" style:family="text">
      <style:text-properties fo:language="de" fo:country="DE" fo:font-style="italic" style:text-underline-style="none" fo:font-weight="normal" style:font-style-asian="italic" style:font-weight-asian="normal" style:font-style-complex="italic" style:font-weight-complex="normal"/>
    </style:style>
    <style:style style:name="T17" style:family="text">
      <style:text-properties style:text-underline-style="none" fo:font-weight="normal" style:font-weight-asian="normal" style:font-weight-complex="normal"/>
    </style:style>
    <style:style style:name="T18" style:family="text">
      <style:text-properties style:font-name="Times New Roman" fo:font-size="14pt" fo:language="de" fo:country="DE" style:text-underline-style="none" fo:font-weight="normal" style:font-size-asian="14pt" style:font-weight-asian="normal" style:font-size-complex="14pt" style:font-weight-complex="normal"/>
    </style:style>
    <style:style style:name="T19" style:family="text">
      <style:text-properties style:font-name="Times New Roman" fo:language="de" fo:country="DE"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twicklung einer dezentralen Android App zur Unterstützung der Hausaufgaben von Schülern und Schülerinnen</text:p>
      <text:p text:style-name="P3"/>
      <text:p text:style-name="P3">1 Analyse der Aufgabenstellung</text:p>
      <text:p text:style-name="P5"/>
      <text:p text:style-name="P6">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6"/>
      <text:p text:style-name="P5">1.1 Wie entwickelt man Software?</text:p>
      <text:p text:style-name="P6"/>
      <text:p text:style-name="P6">In der Softwareentwicklung bezeichnet man die Schritte die ein Softwareentwickler bei der Entwicklung von Software durchlaufen sollte als Softwareentwicklungsprozesse. Summerville unterscheidet 4 Softwareentwicklungsprozesse. </text:p>
      <text:list xml:id="list761605015819955366" text:style-name="L1">
        <text:list-item>
          <text:p text:style-name="P17"><text:span text:style-name="T17">Die </text:span><text:span text:style-name="T10">Softwarespezifikationen </text:span><text:span text:style-name="T4">bei denen Softwareentwickler und Kunde gemeinsam die zu entwickelnde Software definieren und deren Operationen einschränken.</text:span></text:p>
        </text:list-item>
        <text:list-item>
          <text:p text:style-name="P18"><text:span text:style-name="T17">Die </text:span><text:span text:style-name="T10">Softwareentwicklung</text:span><text:span text:style-name="T17"> bei der die Software konzipiert und programmiert wird.</text:span></text:p>
        </text:list-item>
        <text:list-item>
          <text:p text:style-name="P18"><text:span text:style-name="T17">Die </text:span><text:span text:style-name="T10">Software-Validierung </text:span><text:span text:style-name="T17">bei der die Software getestet wird, um sicherzustellen, dass die Software den Ansprüchen des Kunden entspricht.</text:span></text:p>
        </text:list-item>
        <text:list-item>
          <text:p text:style-name="P18"><text:span text:style-name="T17">Die </text:span><text:span text:style-name="T10">Softwareweiterentwicklung </text:span><text:span text:style-name="T17">bei der die Software modifiziert wird, um diese an die Änderungen der Anforderungen des Marktes und des Kunden anzupassen.</text:span><text:span text:style-name="T10"><text:note text:id="ftn1" text:note-class="footnote"><text:note-citation>1</text:note-citation><text:note-body><text:p text:style-name="Footnote">Vgl. Sommerville, Ian: Software Engineering. 7. Aufl. Edinburgh Gate u.a. 2004, S.<text:span text:style-name="T7"> 8</text:span></text:p></text:note-body></text:note></text:span></text:p>
        </text:list-item>
      </text:list>
      <text:p text:style-name="P6"/>
      <text:p text:style-name="P6">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p text:style-name="P6"><text:soft-page-break/></text:p>
      <text:p text:style-name="P5">1.2 Was sind die Eigenschaften guter Software? </text:p>
      <text:p text:style-name="P6"/>
      <text:p text:style-name="P6">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6"/>
      <text:list xml:id="list4827261789962764698" text:style-name="L2">
        <text:list-item>
          <text:p text:style-name="P24">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24">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24">Effizienz:<text:span text:style-name="T1"> Software sollte keine Systemressourcen verschwenden, wie z.B. Speicher oder Prozessor Zyklen, daher beinhaltet Effizienz Speicherausnutzung, Prozessorzeit, Antwortzeiten für Anwender etc. </text:span></text:p>
        </text:list-item>
        <text:list-item>
          <text:p text:style-name="P7"><text:span text:style-name="T9">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9"><text:note text:id="ftn2" text:note-class="footnote"><text:note-citation>2</text:note-citation><text:note-body><text:p text:style-name="Footnote">Sommerville, Ian: Software Engineering. 7. Aufl. Edinburgh Gate u.a. 2004, S.<text:span text:style-name="T7"> 12f</text:span></text:p></text:note-body></text:note></text:span></text:p>
        </text:list-item>
      </text:list>
      <text:p text:style-name="P6"/>
      <text:p text:style-name="P6">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6"/>
      <text:p text:style-name="P6"/>
      <text:p text:style-name="P6"><text:soft-page-break/></text:p>
      <text:p text:style-name="P5">1.3 Was bedeutet dezentral?</text:p>
      <text:p text:style-name="P31"/>
      <text:p text:style-name="P6">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6"/>
      <text:p text:style-name="P31">»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31"/>
      <text:p text:style-name="P33">Im Rahmen dieser Bachelorarbeit werden daher fortan die Begriffe dezentral und verteilt synonym verwendet. Die digitale Hausaufgabenheft-Anwendung ist eher eine Verteilte Anwendung als ein gesamtes Verteiltes System:</text:p>
      <text:p text:style-name="P33"><text:s text:c="2"/></text:p>
      <text:p text:style-name="P32"><text:span text:style-name="T16">»Verteilte Anwendungen werden heute in der Regel unter Zuhilfenahme von Kommunikations- Middleware (z.B. Java RMI …) entwickelt (...). … Zur Entwicklung werden mehr oder minder mächtige Basiskomponenten (Frameworks) … eingesetzt.«</text:span><text:span text:style-name="T16"><text:note text:id="ftn4" text:note-class="footnote"><text:note-citation>4</text:note-citation><text:note-body><text:p text:style-name="Footnote">Schneider, Uwe u.a. (Hrsg.): Taschenbuch der Informatik. 7. Aufl. Münschen 2012, S.<text:span text:style-name="T7"> 298</text:span></text:p></text:note-body></text:note></text:span></text:p>
      <text:p text:style-name="P31"/>
      <text:p text:style-name="P6">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8"><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8">http://sharedknowledge.github.io/#sharknet</text:span></text:a><text:span text:style-name="T8">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6"/>
      <text:p text:style-name="P6">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text:soft-page-break/>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6"/>
      <text:p text:style-name="P6">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6"/>
      <text:p text:style-name="P6">Ein Peer wird oftmals als ein Computer angesehen. Ein Benutzer des SharkNets oder eine Person kann auch als Peer bezeichnet werden<text:span text:style-name="T9"><text:note text:id="ftn6" text:note-class="footnote"><text:note-citation>6</text:note-citation><text:note-body><text:p text:style-name="Footnote">Vgl. Schwotzer, Thomas: Sharksystem, Why P2P. <text:span text:style-name="T7">URL: </text:span><text:a xlink:type="simple" xlink:href="http://www.sharksystem.net/shark_beliefs.html" text:style-name="Internet_20_link" text:visited-style-name="Visited_20_Internet_20_Link"><text:span text:style-name="T7">http://www.sharksystem.net/shark_beliefs.html</text:span></text:a><text:span text:style-name="T7">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6"/>
      <text:p text:style-name="P6">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6"/>
      <text:p text:style-name="P6"/>
      <text:p text:style-name="P23">Ein Beispielszenario:</text:p>
      <text:p text:style-name="P23"/>
      <text:p text:style-name="P6">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text:soft-page-break/>und Daten speichern. </text:p>
      <text:p text:style-name="P6">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6"/>
      <text:p text:style-name="P6"/>
      <text:p text:style-name="P23">Relevanz des Beispielszenarios</text:p>
      <text:p text:style-name="P23"/>
      <text:p text:style-name="P6">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p text:style-name="P6"/>
      <text:p text:style-name="P5">1.4 Wie können die Schülerinnen und Schüler bei ihren Hausaufgaben unterstützt werden?</text:p>
      <text:p text:style-name="P6"/>
      <text:p text:style-name="P6">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6"/>
      <text:p text:style-name="P6">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text:soft-page-break/>Aufgaben- und Zeitmanagement, dann würde die Hausaufgabenheft-Anwendung zusätzlich zur strukturierenden, auch eine Vorbild Funktionalität innehaben. </text:p>
      <text:p text:style-name="P6"/>
      <text:p text:style-name="P5">1.5 Was ist Android und was sind die wichtigsten in dieser Arbeit verwendeten Android Komponenten?</text:p>
      <text:p text:style-name="P5"/>
      <text:p text:style-name="P6">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2141676634743320195" text:style-name="L3">
        <text:list-item>
          <text:p text:style-name="P8">Nutzung drahtloser Kommunikationsverbindungen</text:p>
        </text:list-item>
        <text:list-item>
          <text:p text:style-name="P8">Darstellung und Verarbeitung multimedialer Datenformate</text:p>
        </text:list-item>
        <text:list-item>
          <text:p text:style-name="P8">Unterstützung spezieller Eingabemöglichkeiten z.B. mittels Stift oder Multitouch Bildschirm</text:p>
        </text:list-item>
        <text:list-item>
          <text:p text:style-name="P8">Energieverwaltung</text:p>
        </text:list-item>
        <text:list-item>
          <text:p text:style-name="P8">Einfaches laden und Installieren von mobilen Anwendungen („Apps“)</text:p>
        </text:list-item>
      </text:list>
      <text:p text:style-name="P5"/>
      <text:p text:style-name="P6">Da APIs wie auch entsprechende Entwicklungsumgebungen für mobile Betriebssystem (oft frei) zugänglich sind, hat sich für derartige Apps ein umfangreicher Markt herausgebildet.<text:span text:style-name="T9"><text:note text:id="ftn7" text:note-class="footnote"><text:note-citation>7</text:note-citation><text:note-body><text:p text:style-name="Footnote">Vgl. <text:span text:style-name="T7">Schneider, Uwe u.a. (Hrsg.): Taschenbuch der Informatik. 7. Aufl. Münschen 2012, S. 297</text:span></text:p></text:note-body></text:note></text:span></text:p>
      <text:p text:style-name="P23"/>
      <text:p text:style-name="P23"/>
      <text:p text:style-name="P23">Überblick der wichtigsten verwendeten Android Komponenten und deren Funktion:</text:p>
      <text:p text:style-name="P19"/>
      <text:list xml:id="list640512769673330088" text:style-name="L4">
        <text:list-item>
          <text:p text:style-name="P20">Der Android Navigation Drawer ist eine Feld, auf dem die wichtigsten Navigationsoptionen der Anwendung, auf der linken Seite des Bildschirmes, abgebildet werden.</text:p>
        </text:list-item>
        <text:list-item>
          <text:p text:style-name="P20">Android Activities sind Anwendungskomponenten die es dem Benutzer ermöglichen mit dem Bildschirm des Gerätes zu interagieren um etwas auszuführen, z.B. eine Telefonnummer wählen, ein Foto zu machen, eine E-Mail zu senden oder eine Karte an zu sehen.</text:p>
        </text:list-item>
      </text:list>
      <text:p text:style-name="P19"/>
      <text:p text:style-name="P19">Genauere Informationen, über Android und über die verwendeten Android Komponenten, befinden sich auf der Android Webseite für Entwickler. URL: https://developer.android.com/index.html </text:p>
      <text:p text:style-name="P5"/>
      <text:p text:style-name="P5">2 Softwarespezifikationen</text:p>
      <text:p text:style-name="P5"/>
      <text:p text:style-name="P5">2.1 Analyse ähnlicher Softwarelösungen:</text:p>
      <text:p text:style-name="P3"/>
      <text:p text:style-name="P6">Der folgende Abschnitt handelt von der Analyse und Bewertung drei verschiedener Softwarelösungen, welche alle ein Hausaufgabenheft realisieren. Die Auswahl dieser <text:soft-page-break/>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6"><text:s text:c="5"/></text:p>
      <text:p text:style-name="P4"/>
      <text:p text:style-name="P23">Bewertungskriterien der zu untersuchenden Anwendung:</text:p>
      <text:p text:style-name="P6"/>
      <text:list xml:id="list2354281558779705329" text:style-name="L6">
        <text:list-item>
          <text:p text:style-name="P9">Keine erforderlichen Vorkenntnisse.</text:p>
        </text:list-item>
        <text:list-item>
          <text:p text:style-name="P9">Fehlertolerante Anwendung.</text:p>
        </text:list-item>
        <text:list-item>
          <text:p text:style-name="P9">Benutzereingaben werden ausreichend validiert.</text:p>
        </text:list-item>
        <text:list-item>
          <text:p text:style-name="P9">Informationen werden automatisch gespeichert.</text:p>
        </text:list-item>
        <text:list-item>
          <text:p text:style-name="P9">Hausaufgaben müssen Fotografiert und abgespeichert werden können.</text:p>
        </text:list-item>
        <text:list-item>
          <text:p text:style-name="P9">Eine Hausaufgabe kann mehr als ein Foto referenzieren.</text:p>
        </text:list-item>
        <text:list-item>
          <text:p text:style-name="P9">Ein Stundenplan muss erstellt werden können.</text:p>
        </text:list-item>
        <text:list-item>
          <text:p text:style-name="P9">Der Stundenplan sollte verteilbar sein.</text:p>
        </text:list-item>
      </text:list>
      <text:p text:style-name="P3"/>
      <text:p text:style-name="P5">2.1.1 Anwendung 1:</text:p>
      <text:p text:style-name="P5"/>
      <text:list xml:id="list3229380533602045639" text:style-name="L7">
        <text:list-item>
          <text:p text:style-name="P10">Anwendungsname „Hausaufgaben“</text:p>
        </text:list-item>
        <text:list-item>
          <text:p text:style-name="P10">Herausgeber „Klwinkel.com“</text:p>
        </text:list-item>
        <text:list-item>
          <text:p text:style-name="P10">Bewertung im GooglePlay Store „4,3 Sterne“</text:p>
        </text:list-item>
        <text:list-item>
          <text:p text:style-name="P10">Downloadzahlen „ungefähr 1 Millionen“</text:p>
        </text:list-item>
      </text:list>
      <text:p text:style-name="P6"/>
      <text:p text:style-name="P6">Die <text:span text:style-name="T9">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6"/>
      <text:p text:style-name="P6">Die einzelnen Unterrichtsfächer werden in der <text:span text:style-name="T9">Aktivität „Fächer“</text:span> definiert. Einem Fach können verschiedene Eigenschaften zugeschrieben werden. Die Eigenschaften 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text:soft-page-break/>Bearbeitung, Ansicht oder zum Entfernen bereit.</text:p>
      <text:p text:style-name="P6"/>
      <text:p text:style-name="P6">Mehrere Wochenstundenpläne können in der <text:span text:style-name="T9">Aktivität „Stundenplan“</text:span> erstellt werden. </text:p>
      <text:p text:style-name="P6">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6"/>
      <text:p text:style-name="P6">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6"/>
      <text:p text:style-name="P6">Die <text:span text:style-name="T9">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6"/>
      <text:p text:style-name="P6">Ist eine Stunde im Stundenplan definiert dann wird die Zahl in der Matrix ersetzt durch eine kleinere Variante des „Fächer“ Layouts. Die Hintergrundfarbe des Layouts <text:soft-page-break/>ist an die voreingestellte Farbe des Fachs angepasst, das Kürzel des Fächernamens wird angezeigt, sowie die Startzeit und die Endzeit der Stunde. Die erneute Bearbeitung der Stunde wird durch berühren aktiviert. </text:p>
      <text:p text:style-name="P6">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6"/>
      <text:p text:style-name="P6"><text:span text:style-name="T9">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6"/>
      <text:p text:style-name="P6">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6"/>
      <text:p text:style-name="P6">Die <text:span text:style-name="T9">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6"/>
      <text:p text:style-name="P6"/>
      <text:p text:style-name="P23">Positive Aspekte der Anwendungen 1:</text:p>
      <text:p text:style-name="P6"/>
      <text:list xml:id="list1325105334817984063" text:style-name="L8">
        <text:list-item>
          <text:p text:style-name="P11">Ein Alarmton für die baldige Fälligkeit von Hausaufgaben und Prüfungen</text:p>
        </text:list-item>
        <text:list-item>
          <text:p text:style-name="P11">Referenzierung der Schulwebsite</text:p>
        </text:list-item>
        <text:list-item>
          <text:p text:style-name="P11">Prüfungsverwaltung mit dazugehörigen Notenlisten</text:p>
        </text:list-item>
        <text:list-item>
          <text:p text:style-name="P11"><text:soft-page-break/>Notenliste berechnet den Gesamtdurchschnitt aller Fächer und den Durchschnitt jedes einzelnen Fachs</text:p>
        </text:list-item>
        <text:list-item>
          <text:p text:style-name="P11">Wiedererkennbarkeit der Fächer durch Farbvergebung</text:p>
        </text:list-item>
        <text:list-item>
          <text:p text:style-name="P11">Wochenstundenplan verwendet bereits erstellte Fächer</text:p>
        </text:list-item>
        <text:list-item>
          <text:p text:style-name="P11">Eine Tages und eine Wochenansicht</text:p>
        </text:list-item>
        <text:list-item>
          <text:p text:style-name="P11">Separate Ansichten für alle Hausaufgaben und Prüfungen mit Fälligkeitsdaten </text:p>
        </text:list-item>
        <text:list-item>
          <text:p text:style-name="P11">Hausaufgaben und Prüfungen können mit einem Fotos und einem Dokumenten verknüpft werden</text:p>
        </text:list-item>
        <text:list-item>
          <text:p text:style-name="P11">Ein Unterrichtsfach hat einen Kontaktnamen, eine E-Mail Adresse des Kontaktes und eine Telefonnummer des Kontaktes</text:p>
        </text:list-item>
        <text:list-item>
          <text:p text:style-name="P11">Navigation Drawer dadurch wirkt die Navigation durch die einzelnen Bestandteile der Anwendung sehr vereinfacht und intuitiv. </text:p>
        </text:list-item>
      </text:list>
      <text:p text:style-name="P6"/>
      <text:p text:style-name="P6"/>
      <text:p text:style-name="P23">Negative Aspekte der Anwendung 1:</text:p>
      <text:p text:style-name="P6"/>
      <text:list xml:id="list4475874582682290331" text:style-name="L9">
        <text:list-item>
          <text:p text:style-name="P12">Keine Validierung bei der Eingabe der Priorität, kann zum Absturz der Anwendung führen</text:p>
        </text:list-item>
        <text:list-item>
          <text:p text:style-name="P12">Eine Hausaufgabe kann nur mit maximal einem Foto und einem Dokument verknüpft werden</text:p>
        </text:list-item>
        <text:list-item>
          <text:p text:style-name="P12">Die Anfangs und Endzeiten der Unterrichtsstunden können von den Schülerinnen und Schülern festgelegt werden, es findet keine Einschränkung oder Validierung der Zeiten Auswahl statt, die erste Stunde kann um 10 Uhr beginnen und um 9 Uhr enden</text:p>
        </text:list-item>
        <text:list-item>
          <text:p text:style-name="P12">Eine Pro Version muss gekauft werden, um die ständige Werbung zu deaktivieren</text:p>
        </text:list-item>
      </text:list>
      <text:p text:style-name="P6"/>
      <text:p text:style-name="P5">2.1.2 Anwendung 2:</text:p>
      <text:p text:style-name="P5"/>
      <text:list xml:id="list39396585" text:continue-list="list3229380533602045639" text:style-name="L7">
        <text:list-item>
          <text:p text:style-name="P10">Anwendungsname „SchoolManager2.0“</text:p>
        </text:list-item>
        <text:list-item>
          <text:p text:style-name="P10">Herausgeber „Thinc.easy“</text:p>
        </text:list-item>
        <text:list-item>
          <text:p text:style-name="P10">Bewertung im GooglePlay Store „4,3 Sterne“</text:p>
        </text:list-item>
        <text:list-item>
          <text:p text:style-name="P10">Downloadzahlen „ungefähr 500“</text:p>
        </text:list-item>
      </text:list>
      <text:p text:style-name="P6"/>
      <text:p text:style-name="P6">Die <text:span text:style-name="T9">Navigation</text:span> zwischen den einzelnen Aktivitäten ist mit Android Navigation Drawer realisiert. Folgende Aktivitäten können mittels des Navigation Drawer aktiviert werden: Home, Stundenplan, Hausaufgaben, Meine Schule und Einstellungen. </text:p>
      <text:p text:style-name="P6"/>
      <text:p text:style-name="P6">Die <text:span text:style-name="T9">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text:soft-page-break/>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stunden werden automatisch in der Stundenplan Aktivität eingetragen. </text:p>
      <text:p text:style-name="P6"/>
      <text:p text:style-name="P6">Die <text:span text:style-name="T9">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4735132883308776167" text:style-name="L10">
        <text:list-header>
          <text:p text:style-name="P13"/>
        </text:list-header>
      </text:list>
      <text:p text:style-name="P6"/>
      <text:p text:style-name="P23">Positive Aspekte der Anwendungen 2:</text:p>
      <text:p text:style-name="P19"/>
      <text:list xml:id="list3811241956547033906" text:style-name="L11">
        <text:list-item>
          <text:p text:style-name="P21">Aufgrund weniger Aktivitäten erscheint die Navigation sehr Übersichtlich (kann auch als Nachteil ausgelegt werden, weil interessante oder hilfreiche Aktivitäten von Anwendung 1 nicht implementiert sind)</text:p>
        </text:list-item>
        <text:list-item>
          <text:p text:style-name="P21">Unterrichtsfächer können vordefiniert werden</text:p>
        </text:list-item>
        <text:list-item>
          <text:p text:style-name="P21">Der Stundenplan nutzt die Vordefinierten Fächer</text:p>
        </text:list-item>
        <text:list-item>
          <text:p text:style-name="P21">Unterrichtsfächer werden im Stundenplan mit vorher, vom Benutzer definierten, Farben angezeigt</text:p>
          <text:p text:style-name="P25"/>
        </text:list-item>
      </text:list>
      <text:p text:style-name="P6"/>
      <text:p text:style-name="P23">Negative Aspekte der Anwendungen 2:</text:p>
      <text:p text:style-name="P6"/>
      <text:list xml:id="list39375359" text:continue-list="list4735132883308776167" text:style-name="L10">
        <text:list-item>
          <text:p text:style-name="P13">Eine Überschneidung der Unterrichtsstunden ist möglich, Unterrichtsstunden können unbeabsichtigt verdeckt werden</text:p>
        </text:list-item>
        <text:list-item>
          <text:p text:style-name="P13">Nur Farbe und Kürzel der Unterrichtsstunde werden in der Stundenplan Übersicht angezeigt, obwohl noch genug Platz für mehr Eigenschaften besteht</text:p>
        </text:list-item>
        <text:list-item>
          <text:p text:style-name="P13">Verschiedene Stunden können gleiche Farben haben trotz eingeschränkter Farbauswahl</text:p>
        </text:list-item>
        <text:list-item>
          <text:p text:style-name="P13">Farbe des Hintergrundes und des Textes kann gleich gewählt werden und man kann den Text nicht mehr erkennen</text:p>
        </text:list-item>
        <text:list-item>
          <text:p text:style-name="P13">Beginn und Ende der Unterrichtsstunden wird weder angezeigt noch festgelegt</text:p>
        </text:list-item>
        <text:list-item>
          <text:p text:style-name="P13">Eine Unterrichtsstunde muss explizit gespeichert werden, passiert nicht automatisch bei einer Veränderung</text:p>
        </text:list-item>
        <text:list-item>
          <text:p text:style-name="P13">Das erstellen eines neuen Stundenplans überschreibt den alten Stundenplan mit allen vorher festgelegten Fächern</text:p>
        </text:list-item>
        <text:list-item>
          <text:p text:style-name="P13"><text:soft-page-break/>Eine Verteilung der Fächer oder des Stundenplans ist nicht möglich</text:p>
        </text:list-item>
      </text:list>
      <text:p text:style-name="P23"/>
      <text:p text:style-name="P5">2.2 Was macht ein gutes Hausaufgabenheft aus?</text:p>
      <text:p text:style-name="P5"/>
      <text:p text:style-name="P6">Die in diesem Abschnitt definierte Darstellung der Eigenschaften eines guten Hausaufgabenheftes ist subjektiv und wird durch die in Kapitel <text:span text:style-name="T6"><text:s/></text:span>bestimmten Kriterien vorgenommen. </text:p>
      <text:p text:style-name="P6"/>
      <text:p text:style-name="P6">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6">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6"/>
      <text:p text:style-name="P6">Aus diesen Eigenschaften lassen sich wiederum neue Anwendungsfälle und Spezifikationen Formulieren.</text:p>
      <text:p text:style-name="P6"/>
      <text:p text:style-name="P5">2.3 Analyse der Anwendungsfälle:</text:p>
      <text:p text:style-name="P5"/>
      <text:p text:style-name="P6">Anwendungsfälle werden sehr früh im Softwareentwicklungsprozess aufgestellt. In der Phase der Softwarespezifikationen, speziell während der Auffindung von Anforderungen, werden verschiedenste Nutzungsszenarien kreiert, welche dann <text:soft-page-break/>später zu Spezifikationen ausformuliert werden können. Ein Nutzungsszenario oder Anwendungsfall beschreibt eine Aktion die ein Benutzer, im Falle der Hausaufgabenheft-Anwendung die Schülerinnen und Schüler, am System ausführen kann. Ein Anwendungsfall für eine Hausaufgabenheft-Anwendung ist z.B. eine Schülerin oder ein Schüler, in der Use-Case UML Notation sind Strichmännchen als Symbole für die Benutzer festgelegt, erstellt seinen Wochenstundenplan. Die UML Diagramme zu den einzelnen Use-Cases befinden sich im Anhang der Arbeit. </text:p>
      <text:p text:style-name="P6"/>
      <text:p text:style-name="P23">Eine Schülerin oder ein Schüler:</text:p>
      <text:p text:style-name="P6"/>
      <text:list xml:id="list1028052568666926846" text:style-name="L5">
        <text:list-item>
          <text:p text:style-name="P26"><text:span text:style-name="T15">Erstellt eine Unterrichtsstunde</text:span></text:p>
          <text:list>
            <text:list-item>
              <text:p text:style-name="P26"><text:span text:style-name="T15">Legt die Bezeichnung der Unterrichtsstunde fest</text:span></text:p>
            </text:list-item>
            <text:list-item>
              <text:p text:style-name="P2"><text:span text:style-name="T18">Legt einen Lehrer fest, der die Unterrichtsstunde unterrichtet</text:span></text:p>
            </text:list-item>
            <text:list-item>
              <text:p text:style-name="P14">Legt den Ort fest, an dem die Unterrichtsstunde stattfindet</text:p>
            </text:list-item>
          </text:list>
        </text:list-item>
        <text:list-item>
          <text:p text:style-name="P14">Erstellt oder verändert seinen Stundenplan </text:p>
          <text:list>
            <text:list-item>
              <text:p text:style-name="P1"><text:span text:style-name="T19">Legt fest, wann die vordefinierten Unterrichtsstunden stattfinden.</text:span></text:p>
            </text:list-item>
          </text:list>
        </text:list-item>
        <text:list-item>
          <text:p text:style-name="P14">Sieht sich das Hausaufgabenheft in einer Tagesansicht an.</text:p>
        </text:list-item>
        <text:list-item>
          <text:p text:style-name="P14">Sieht sich das Hausaufgabenheft in einer Wochenansicht an.</text:p>
        </text:list-item>
        <text:list-item>
          <text:p text:style-name="P14">Sieht sich das Hausaufgabenheft in einer Monatsansicht an.</text:p>
        </text:list-item>
        <text:list-item>
          <text:p text:style-name="P14">Trägt eine Hausaufgabe in das Hausaufgabenheft ein.</text:p>
          <text:list>
            <text:list-item>
              <text:p text:style-name="P14">Legt fest, zu welcher Unterrichtsstunde die Hausaufgabe gehört.</text:p>
            </text:list-item>
            <text:list-item>
              <text:p text:style-name="P14">Legt fest, an welchem Datum die Hausaufgabe fällig wird.</text:p>
            </text:list-item>
            <text:list-item>
              <text:p text:style-name="P14">Legt fest, ob die Hausaufgabe eine Prüfung sein soll.</text:p>
            </text:list-item>
            <text:list-item>
              <text:p text:style-name="P14">Gibt eine Beschreibung der Hausaufgabe ein.</text:p>
            </text:list-item>
            <text:list-item>
              <text:p text:style-name="P14">Fotografiert eine Hausaufgabe.</text:p>
              <text:list>
                <text:list-item>
                  <text:p text:style-name="P14">Legt fest, ob die fotografierte Hausaufgabe eine Lösung oder eine Aufgabenstellung ist.</text:p>
                </text:list-item>
              </text:list>
            </text:list-item>
            <text:list-item>
              <text:p text:style-name="P14">Bewertet die Korrektheit und Qualität der fotografierten Hausaufgabe.</text:p>
            </text:list-item>
          </text:list>
        </text:list-item>
        <text:list-item>
          <text:p text:style-name="P14">Kommuniziert mit seinen Mitschülern über eine bestimmte Hausaufgabe.</text:p>
        </text:list-item>
        <text:list-item>
          <text:p text:style-name="P14">Sieht sich alle eingetragenen Hausaufgaben in einer Hausaufgabenansicht an.</text:p>
        </text:list-item>
        <text:list-item>
          <text:p text:style-name="P14">Sieht sich alle Prüfungen in einer Prüfungsansicht an.</text:p>
        </text:list-item>
        <text:list-item>
          <text:p text:style-name="P14">Erstellt und verwaltet seine Noten für Hausaufgaben und Prüfungen.</text:p>
        </text:list-item>
      </text:list>
      <text:p text:style-name="P6"/>
      <text:p text:style-name="P23">Eine dritte Person(Lehrer, Entwickler oder ein andrer):</text:p>
      <text:p text:style-name="P23"/>
      <text:p text:style-name="P23"><text:span text:style-name="T6">TODO </text:span>Was gehört alles zu metadaten ? Metadaten ist als Begriff zu Technisch für die Benutzer Anforderungen, gehört also in die Systemanforderungen</text:p>
      <text:list xml:id="list1235120836033846241" text:style-name="L22">
        <text:list-item>
          <text:p text:style-name="P27"><text:span text:style-name="T15"><text:s/>… gibt die Metadaten der Schule an.</text:span></text:p>
        </text:list-item>
      </text:list>
      <text:p text:style-name="P6"/>
      <text:p text:style-name="P28"><text:span text:style-name="T12">Anwendungsfälle in denen die Schülerinnen und Schüler ihre Hausaufgaben oder Stundenpläne mit anderen Synchronisieren oder eine Auflistung aller Anwendungsfälle der verwendeten Chat-Funktionalität werden in dieser Bachelorarbeit nicht genauer beschrieben, weil sowohl die Technik der Synchronisierung, als auch die Chat-Funktionalitäten nicht direkt Teil der </text:span><text:soft-page-break/><text:span text:style-name="T12">Bachelorarbeit sind. Die Hausaufgabenheft-Anwendung soll auch mit anderen Hausaufgabenheft-Anwendung synchronisiert werden können, jedoch geschieht dies auf Basis der Synchronisierung im SharkFW</text:span><text:span text:style-name="T13">//Nachbessern</text:span><text:span text:style-name="T12"> und die Chat-Funktionalität ist Teil des SharkNet und wird in der Hausaufgabenheft-Anwendung genutzt, aber nicht im Rahmen dieser Bachelorarbeit entwickelt. </text:span></text:p>
      <text:p text:style-name="P5"/>
      <text:p text:style-name="P5">2.5 Spezifikation der System Anforderungen (SAS) auf Basis der Anwendungsfälle </text:p>
      <text:p text:style-name="P5"/>
      <text:p text:style-name="P6"><text:span text:style-name="T9">Standardisierte Benutzer Anforderungen:</text:span></text:p>
      <text:p text:style-name="P6"><text:span text:style-name="T9"/></text:p>
      <text:p text:style-name="P4"><text:span text:style-name="T2">SharkNet/Hausaufgabenheft/Stundenplan/SAS/1 </text:span></text:p>
      <text:p text:style-name="P6"><text:span text:style-name="T2"/></text:p>
      <text:p text:style-name="P5"><text:span text:style-name="T1">Funktion<text:tab/><text:tab/><text:tab/></text:span><text:span text:style-name="T3">Definiert den Stundenplan eines Benutzers</text:span></text:p>
      <text:p text:style-name="P5"><text:span text:style-name="T1"/></text:p>
      <text:p text:style-name="P5"><text:span text:style-name="T1">Beschreibung<text:tab/><text:tab/></text:span><text:span text:style-name="T3">Ein Benutzer verändert oder erstellt seinen eigenen <text:tab/><text:tab/><text:tab/><text:tab/><text:tab/>Stundenplan, der Stundenplan repräsentiert eine <text:tab/><text:tab/><text:tab/><text:tab/><text:tab/><text:tab/>Schulwoche von Montag bis Freitag ohne Wochenenden. </text:span></text:p>
      <text:p text:style-name="P5"><text:span text:style-name="T1"/></text:p>
      <text:p text:style-name="P5"><text:span text:style-name="T1">Eingabe</text:span></text:p>
      <text:p text:style-name="P5"><text:span text:style-name="T1"/></text:p>
      <text:p text:style-name="P5"><text:span text:style-name="T1">Quelle</text:span></text:p>
      <text:p text:style-name="P5"><text:span text:style-name="T1"/></text:p>
      <text:p text:style-name="P5"><text:span text:style-name="T1">Ausgabe</text:span></text:p>
      <text:p text:style-name="P5"><text:span text:style-name="T1"/></text:p>
      <text:p text:style-name="P5"><text:span text:style-name="T1">Zielort</text:span></text:p>
      <text:p text:style-name="P5"><text:span text:style-name="T1"/></text:p>
      <text:p text:style-name="P5"><text:span text:style-name="T1">Aktion</text:span></text:p>
      <text:p text:style-name="P5"><text:span text:style-name="T1"/></text:p>
      <text:p text:style-name="P5"><text:span text:style-name="T1">Benötigt</text:span></text:p>
      <text:p text:style-name="P5"><text:span text:style-name="T1"/></text:p>
      <text:p text:style-name="P5"><text:span text:style-name="T1">Vor-Bedingung</text:span></text:p>
      <text:p text:style-name="P5"><text:span text:style-name="T1"/></text:p>
      <text:p text:style-name="P5"><text:span text:style-name="T1">Nach-Bedingung<text:tab/><text:tab/>asd</text:span></text:p>
      <text:p text:style-name="P5"><text:span text:style-name="T1"/></text:p>
      <text:p text:style-name="P5"><text:span text:style-name="T1">Seiteneffekte</text:span></text:p>
      <text:p text:style-name="P6"><text:span text:style-name="T2"/></text:p>
      <text:p text:style-name="P4"><text:span text:style-name="T2">SharkNet/Hausaufgabenheft/Stundenplan/SAS/1 </text:span></text:p>
      <text:p text:style-name="P6"><text:span text:style-name="T2"/></text:p>
      <text:p text:style-name="P5"><text:span text:style-name="T1">Funktion</text:span></text:p>
      <text:p text:style-name="P5"><text:span text:style-name="T1"/></text:p>
      <text:p text:style-name="P5"><text:span text:style-name="T1">Beschreibung</text:span></text:p>
      <text:p text:style-name="P5"><text:span text:style-name="T1"/></text:p>
      <text:p text:style-name="P5"><text:span text:style-name="T1">Eingabe</text:span></text:p>
      <text:p text:style-name="P5"><text:span text:style-name="T1"/></text:p>
      <text:p text:style-name="P5"><text:soft-page-break/><text:span text:style-name="T1">Quelle</text:span></text:p>
      <text:p text:style-name="P5"><text:span text:style-name="T1"/></text:p>
      <text:p text:style-name="P5"><text:span text:style-name="T1">Ausgabe</text:span></text:p>
      <text:p text:style-name="P5"><text:span text:style-name="T1"/></text:p>
      <text:p text:style-name="P5"><text:span text:style-name="T1">Zielort</text:span></text:p>
      <text:p text:style-name="P5"><text:span text:style-name="T1">Aktion</text:span></text:p>
      <text:p text:style-name="P5"><text:span text:style-name="T1"/></text:p>
      <text:p text:style-name="P5"><text:span text:style-name="T1">Benötigt</text:span></text:p>
      <text:p text:style-name="P5"><text:span text:style-name="T1"/></text:p>
      <text:p text:style-name="P5"><text:span text:style-name="T1">Vor-Bedingung</text:span></text:p>
      <text:p text:style-name="P5"><text:span text:style-name="T1"/></text:p>
      <text:p text:style-name="P5"><text:span text:style-name="T1">Nach-Bedingung</text:span></text:p>
      <text:p text:style-name="P5"><text:span text:style-name="T1"/></text:p>
      <text:p text:style-name="P5"><text:span text:style-name="T1">Seiteneffekte</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5"/>
      <text:p text:style-name="P5">3 Konzeption und Implementierung</text:p>
      <text:p text:style-name="P5"/>
      <text:p text:style-name="P5">3.1 Entwicklungswerkzeuge </text:p>
      <text:p text:style-name="P5">Entwicklungsumgebung und Codeverbreitung</text:p>
      <text:p text:style-name="P5"/>
      <text:p text:style-name="P5">3.2 Konzeption</text:p>
      <text:p text:style-name="P5">UML Diagramme</text:p>
      <text:p text:style-name="P5"/>
      <text:p text:style-name="P5">3.3 Konkrete Implementierung der Konzepte und der Spezifikationen</text:p>
      <text:p text:style-name="P5"/>
      <text:p text:style-name="P5">3.3.x Fotos mit der eingebauten Kamera aufnehmen und mit einer Hausaufgabe verknüpfen </text:p>
      <text:p text:style-name="P6">Liegt die Anzahl der Bewertungen im positiven Bereich, dann hat die Mehrheit der Benutzer die Qualität oder den Inhalt des Mediums positiv bewertet, liegt die Anzahl der Bewertungen im negativen Bereich, <text:s/>dann bewertete die Mehrzahl der Benutzer das Medium negativ. Die Höhe der Zahl im positiven oder negativen Bereich gibt die <text:soft-page-break/>stärke der Bewertung an. Eine „-100“ bedeutet das x Personen das Medium positiv bewertet haben und x + 100 Personen das Medium negativ bewertet haben. Wiederum ist eine „-100“ als Bewertung ein Anzeichen dafür, dass dieses Medium nicht zu erkennen ist oder derjenige eine völlig falsche Aufgabenstellung eingefügt hat. </text:p>
      <text:p text:style-name="P5">//TODO nachfolgendes nachbessern</text:p>
      <text:p text:style-name="P6">Gerade aufgenommene Bilder, Bilder aus der Gallery und Dokumente aus dem Dateisystem des Gerätes <text:span text:style-name="T6">sind</text:span>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Zahl.</text:p>
      <text:p text:style-name="P5"/>
      <text:p text:style-name="P5">3.4 Alternative Implementierungen</text:p>
      <text:p text:style-name="P5"/>
      <text:p text:style-name="P5">4 Software-Validierung</text:p>
      <text:p text:style-name="P5"/>
      <text:p text:style-name="P5">Wie wird die Anwendung getestet oder wie kann die Anwendung getestet werden.</text:p>
      <text:p text:style-name="P5"/>
      <text:p text:style-name="P5"/>
      <text:p text:style-name="P5"/>
      <text:p text:style-name="P5"/>
      <text:p text:style-name="P5"/>
      <text:p text:style-name="P5"/>
      <text:p text:style-name="P5"/>
      <text:p text:style-name="P5">5 Kritik und Ausblick</text:p>
      <text:p text:style-name="P5"/>
      <text:p text:style-name="P6">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5"/>
      <text:p text:style-name="P5">5.1 Kritik</text:p>
      <text:p text:style-name="P5"/>
      <text:p text:style-name="P5">5.2 Zukunft der Hausaufgabenheft-Anwendung</text:p>
      <text:p text:style-name="P5"/>
      <text:p text:style-name="P6"/>
      <text:p text:style-name="P22">5.2.1 Die Eingliederung der Anwendung ins SharkNet: </text:p>
      <text:p text:style-name="P6"><text:soft-page-break/>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geleitet. Betritt man die Startseite der Hausaufgabenheft-Anwendung zum ersten mal, dann gibt es mehrere Möglichkeiten der Implementierung. </text:p>
      <text:p text:style-name="P6"/>
      <text:list xml:id="list8544954936549202045" text:style-name="L13">
        <text:list-item>
          <text:p text:style-name="P15">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15">Die Schülerin oder der Schüler werden angewiesen beim ersten Start der Hausaufgabenheft-Anwendung ein Interesse einzutragen. Dieses Interesse müsste eindeutig sein und die Klasse beschreiben. Jede Schülerin und jeder Schüler der das SharkNet benutzt und gleichzeitig exakt dieses Interesse angegeben hat, wird automatisch in die Klassengruppe hinzugefügt und synchronisiert sich mit den Hausaufgaben und Stundneplänen seiner Mitschüler.</text:p>
        </text:list-item>
      </text:list>
      <text:p text:style-name="P6"/>
      <text:p text:style-name="P6"/>
      <text:p text:style-name="P22">5.2.2 Allgemeine Designveränderung der Anwendung:</text:p>
      <text:p text:style-name="P6">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6"/>
      <text:p text:style-name="P6">Links:<text:tab/><text:tab/><text:tab/><text:tab/><text:tab/><text:tab/>Rechts:</text:p>
      <text:p text:style-name="P6">Bild <text:tab/><text:tab/><text:tab/><text:tab/><text:tab/><text:tab/><text:tab/>Bild</text:p>
      <text:p text:style-name="P6"/>
      <text:p text:style-name="P6">Wird die Hausaufgabenheft-Anwendung somit designtechnisch in das Design des SharkNets integriert? Diese Frage wird am besten beantwortet, wenn man das Zukunftsdesign der Anwendung mit den aktuellen Designs des SharkNet vergleicht:</text:p>
      <text:p text:style-name="P6"/>
      <text:p text:style-name="P6">Zukunftsdesign der Hausaufgabenheft-Anwendung:</text:p>
      <text:p text:style-name="P6">Bild</text:p>
      <text:p text:style-name="P6"/>
      <text:p text:style-name="P6">Design des SharkNets:</text:p>
      <text:p text:style-name="P6"><text:soft-page-break/>Bild<text:tab/><text:tab/><text:tab/><text:tab/>Bild <text:tab/><text:tab/><text:tab/><text:tab/>Bild</text:p>
      <text:p text:style-name="P6"/>
      <text:p text:style-name="P22">5.2.3 Detailbeschreibung der Designveränderung:</text:p>
      <text:p text:style-name="P22"/>
      <text:p text:style-name="P6">Welche Hauptveränderungen werden vorgenommen? SharkNet nutzt einige Elemente aus dem Google Material-Design <text:s/><text:span text:style-name="T6">//TODO add examples.</text:span></text:p>
      <text:p text:style-name="P5"/>
      <text:p text:style-name="P6">Jede Aktivität der Hausaufgabenheft-Anwendung soll mit einer App Bar ausgestattet werden. Diese App Bar bietet dann, passend zur aktuellen Aktivität, Auswahloptionen an. Unter anderem wird das bisherige Kontext Menü „<text:span text:style-name="T6">3 Punkte Menü Bild einfügen</text:span>“ Bestandteil der App Bar. Befindet man sich gerade in der Hausaufgabenansicht einer einzelnen speziellen Hausaufgabe (später als Konkrete-Hausaufgabenansicht klassifiziert), die zu einem bestimmten Datum fällig wird, dann bietet die App Bar auch einen „Backspace“ bzw. Zurück-Pfeil an, dieser Pfeil Navigiert den Benutzer wieder in die vorherige Aktivität. </text:p>
      <text:p text:style-name="P6"/>
      <text:p text:style-name="P6">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6"/>
      <text:list xml:id="list746758917692793389" text:style-name="L14">
        <text:list-item>
          <text:p text:style-name="P16">Die Navigation zwischen der Aufgabenstellungsansicht und der Lösungsansicht wird in das Kontextmenü der App Bar integriert.</text:p>
        </text:list-item>
        <text:list-item>
          <text:p text:style-name="P16">Die App Bar wird mit zwei „Tabs“ ausgestattet. Ein Tab symbolisiert die Aufgabenstellungsansicht und der andere Tab symbolisiert die Lösungsansicht. Zwischen diesen Tabs kann wie zwischen den Fragmenten mit einer wischenden Fingergeste gewechselt werden.</text:p>
        </text:list-item>
        <text:list-item>
          <text:p text:style-name="P16">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6"><text:s/></text:p>
      <text:p text:style-name="P6"/>
      <text:p text:style-name="P6">BILD</text:p>
      <text:p text:style-name="P6">Veranschaulichung der Implementierungsmöglichkeit 1(Bildunterschrift):</text:p>
      <text:p text:style-name="P6"/>
      <text:p text:style-name="P6">BILD</text:p>
      <text:p text:style-name="P6">Veranschaulichung der Implementierungsmöglichkeit 2(Bildunterschrift):</text:p>
      <text:p text:style-name="P6"/>
      <text:p text:style-name="P6">BILD</text:p>
      <text:p text:style-name="P6">Veranschaulichung der Implementierungsmöglichkeit 3(Bildunterschrift):</text:p>
      <text:p text:style-name="P5"/>
      <text:p text:style-name="P5"/>
      <text:p text:style-name="P22"><text:soft-page-break/>5.2.4 Zukünftige Funktionalitäten der Hausaufgabenheft-Anwendung:</text:p>
      <text:p text:style-name="P23"/>
      <text:p text:style-name="P23"/>
      <text:p text:style-name="P23">Die Prüfungen:</text:p>
      <text:p text:style-name="P6"/>
      <text:p text:style-name="P6">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text:tab/> vergleichen. </text:p>
      <text:p text:style-name="P6"/>
      <text:p text:style-name="P5"/>
      <text:p text:style-name="P23">Wochen- und Monatsansicht:</text:p>
      <text:p text:style-name="P23"/>
      <text:p text:style-name="P6">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6"/>
      <text:p text:style-name="P6"/>
      <text:p text:style-name="P23">Hausaufgaben- und Prüfungsansicht:</text:p>
      <text:p text:style-name="P23"/>
      <text:p text:style-name="P6">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text:soft-page-break/>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5"/>
      <text:p text:style-name="P5"/>
      <text:p text:style-name="P23">Abgrenzung der Hausaufgabenansichten:</text:p>
      <text:p text:style-name="P5"/>
      <text:p text:style-name="P6">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6"/>
      <text:p text:style-name="P6"/>
      <text:p text:style-name="P23">Erweiterung der Inhalte der Konkreten-Ansichten:</text:p>
      <text:p text:style-name="P6"/>
      <text:p text:style-name="P6">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6"/>
      <text:p text:style-name="P6"/>
      <text:p text:style-name="P23">Einführung der Kommentar-Chats:</text:p>
      <text:p text:style-name="P6"><text:soft-page-break/></text:p>
      <text:p text:style-name="P6">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
      <text:p text:style-name="P5">Mindestens 30 Seiten bis hierher in gekürzter Form !</text:p>
      <text:p text:style-name="P5"><text:soft-page-break/></text:p>
      <text:p text:style-name="P5">6 Grafiken und Programmcode</text:p>
      <text:p text:style-name="P5"/>
      <text:p text:style-name="P5">7 Glossar</text:p>
      <text:p text:style-name="P5"/>
      <text:p text:style-name="P5">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7H44M</meta:editing-duration>
    <meta:editing-cycles>24</meta:editing-cycles>
    <meta:generator>OpenOffice/4.1.2$Win32 OpenOffice.org_project/412m3$Build-9782</meta:generator>
    <dc:date>2016-08-08T19:21:15.89</dc:date>
    <meta:document-statistic meta:table-count="0" meta:image-count="0" meta:object-count="0" meta:page-count="22" meta:paragraph-count="242" meta:word-count="6093" meta:character-count="47249"/>
    <meta:user-defined meta:name="Info 1"/>
    <meta:user-defined meta:name="Info 2"/>
    <meta:user-defined meta:name="Info 3"/>
    <meta:user-defined meta:name="Info 4"/>
  </office:meta>
</office:document-meta>
</file>